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61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versight Council Drone</text:p>
          </table:table-cell>
          <table:table-cell office:value-type="string" calcext:value-type="string">
            <text:p>Haz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You made a mess, and now Big Brother's watching you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ry Game</text:p>
          </table:table-cell>
        </table:table-row>
        <table:table-row table:style-name="ro1">
          <table:table-cell office:value-type="string" calcext:value-type="string">
            <text:p>Cyber-Limpet</text:p>
          </table:table-cell>
          <table:table-cell office:value-type="string" calcext:value-type="string">
            <text:p>Hazar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gh, power parasites. Juicing the system'll fry 'em dead. Just ignore the smell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ry Gam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2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Salvag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lvage 3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crap 1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Salva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er</text:p>
          </table:table-cell>
        </table:table-row>
        <table:table-row table:style-name="ro2">
          <table:table-cell office:value-type="string" calcext:value-type="string">
            <text:p>Scoot &amp; Scoo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1</text:p>
            <text:p>Salvage 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rpenti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2</text:p>
            <text:p>Turn</text:p>
            <text:p>Move 2</text:p>
            <text:p>Turn</text:p>
            <text:p>Move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conducting Capacitor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When you scrap this, Deactivate 2 Registers.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kes some juice to make sure it still works, but worth load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pleted Fuel Rods</text:p>
          </table:table-cell>
          <table:table-cell office:value-type="string" calcext:value-type="string">
            <text:p>Salv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ill got some kick, but your investors won’t appreciate paying for extra decon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Quantum Superprocessor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All Cards in your Registers have Overclock.</text:p>
            <text:p>Scrap this and all other Cards in your Registers at end of turn.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eordinateur 2.0 Analysi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rrange the top 3 Cards of an adjacent Junk Pile in any order.</text:p>
            <text:p>Salvage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re Earth Electromagnet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When you Salvage this, Salvage 1 from the same Junk Pil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...won't...come...loose!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Brainstorming" table:style-name="ta1">
        <table:table-column table:style-name="co2" table:default-cell-style-name="Default"/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Just-in-Time</text:p>
          </table:table-cell>
        </table:table-row>
        <table:table-row table:style-name="ro1">
          <table:table-cell office:value-type="string" calcext:value-type="string">
            <text:p>Infinite Loop</text:p>
          </table:table-cell>
        </table:table-row>
        <table:table-row table:style-name="ro1">
          <table:table-cell office:value-type="string" calcext:value-type="string">
            <text:p>Catch H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8:35:28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4S</meta:editing-duration>
    <meta:editing-cycles>5</meta:editing-cycles>
    <meta:generator>LibreOffice/5.2.3.3$Windows_x86 LibreOffice_project/d54a8868f08a7b39642414cf2c8ef2f228f780cf</meta:generator>
    <dc:date>2018-09-28T22:53:25.159000000</dc:date>
    <meta:document-statistic meta:table-count="2" meta:cell-count="81" meta:object-count="0"/>
    <meta:user-defined meta:name="Info 1"/>
    <meta:user-defined meta:name="Info 2"/>
    <meta:user-defined meta:name="Info 3"/>
    <meta:user-defined meta:name="Info 4"/>
  </office:meta>
</office:document-meta>
</file>